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.492cm" fo:margin-left="0.118cm" fo:margin-right="14.39cm" table:align="margins"/>
    </style:style>
    <style:style style:name="Table1.A" style:family="table-column">
      <style:table-column-properties style:column-width="2.492cm" style:rel-column-width="1413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e9177" officeooo:paragraph-rsid="001e9177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rsid="001e9177" officeooo:paragraph-rsid="001e9177"/>
    </style:style>
    <style:style style:name="P3" style:family="paragraph" style:parent-style-name="Standard">
      <style:text-properties style:text-underline-style="none" officeooo:rsid="001e9177" officeooo:paragraph-rsid="001e9177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style:text-underline-style="none" officeooo:rsid="001e9177" officeooo:paragraph-rsid="001e9177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kajal_test]&gt; select * from employee;</text:p>
      <text:p text:style-name="Standard">+--------+------------+----------------------+-----------+------------+</text:p>
      <text:p text:style-name="Standard">| emp_id | emp_name <text:s text:c="2"/>| emp_email <text:s text:c="11"/>| emp_city <text:s/>| emp_salary |</text:p>
      <text:p text:style-name="Standard">+--------+------------+----------------------+-----------+------------+</text:p>
      <text:p text:style-name="Standard">| <text:s text:c="5"/>1 | kajal <text:s text:c="5"/>| kajajl@gmail.com <text:s text:c="4"/>| Ahmedabad | 25000 <text:s text:c="5"/>|</text:p>
      <text:p text:style-name="Standard">| <text:s text:c="5"/>2 | Anjani <text:s text:c="4"/>| Anjani@gmail.com <text:s text:c="4"/>| Ahmedabad | 25000 <text:s text:c="5"/>|</text:p>
      <text:p text:style-name="Standard">| <text:s text:c="5"/>3 | Shriya <text:s text:c="4"/>| shriya@gmail.com <text:s text:c="4"/>| Ahmedabad | 25000 <text:s text:c="5"/>|</text:p>
      <text:p text:style-name="Standard">| <text:s text:c="5"/>4 | Riya <text:s text:c="6"/>| Riya@gmail.com <text:s text:c="6"/>| Ahmedabad | 25000 <text:s text:c="5"/>|</text:p>
      <text:p text:style-name="Standard">| <text:s text:c="5"/>5 | Avni <text:s text:c="6"/>| Avni@gmail.com <text:s text:c="6"/>| Ahmedabad | 25000 <text:s text:c="5"/>|</text:p>
      <text:p text:style-name="Standard">| <text:s text:c="5"/>6 | Shreyanshi | Shreyanshi@gmail.com | Ahmedabad | 25000 <text:s text:c="5"/>|</text:p>
      <text:p text:style-name="Standard">| <text:s text:c="5"/>7 | Devarsh <text:s text:c="3"/>| Devarsh@gmail.com <text:s text:c="3"/>| Ahmedabad | 25000 <text:s text:c="5"/>|</text:p>
      <text:p text:style-name="Standard">| <text:s text:c="5"/>8 | manish <text:s text:c="4"/>| manish@gmail.com <text:s text:c="4"/>| Ahmedabad | 25000 <text:s text:c="5"/>|</text:p>
      <text:p text:style-name="Standard">| <text:s text:c="5"/>9 | Ranjeet <text:s text:c="3"/>| ranjeet@gmail.com <text:s text:c="3"/>| Ahmedabad | 25000 <text:s text:c="5"/>|</text:p>
      <text:p text:style-name="Standard">| <text:s text:c="4"/>10 | Jaydeep <text:s text:c="3"/>| jaydeep@gmail.com <text:s text:c="3"/>| ahmedabad | 25000 <text:s text:c="5"/>|</text:p>
      <text:p text:style-name="Standard">+--------+------------+----------------------+-----------+------------+</text:p>
      <text:p text:style-name="Standard">10 rows in set (0.000 sec)</text:p>
      <text:p text:style-name="Standard"/>
      <text:p text:style-name="Standard">MariaDB [kajal_test]&gt; select char_length(emp_name) as lengthofstring from employee;</text:p>
      <text:p text:style-name="Standard">+----------------+</text:p>
      <text:p text:style-name="Standard">| lengthofstring |</text:p>
      <text:p text:style-name="Standard">+----------------+</text:p>
      <text:p text:style-name="Standard">| <text:s text:c="13"/>5 |</text:p>
      <text:p text:style-name="Standard">| <text:s text:c="13"/>6 |</text:p>
      <text:p text:style-name="Standard">| <text:s text:c="13"/>6 |</text:p>
      <text:p text:style-name="Standard">| <text:s text:c="13"/>4 |</text:p>
      <text:p text:style-name="Standard">| <text:s text:c="13"/>4 |</text:p>
      <text:p text:style-name="Standard">| <text:s text:c="12"/>10 |</text:p>
      <text:p text:style-name="Standard">| <text:s text:c="13"/>7 |</text:p>
      <text:p text:style-name="Standard">| <text:s text:c="13"/>6 |</text:p>
      <text:p text:style-name="Standard">| <text:s text:c="13"/>7 |</text:p>
      <text:p text:style-name="Standard">| <text:s text:c="13"/>7 |</text:p>
      <text:p text:style-name="Standard">+----------------+</text:p>
      <text:p text:style-name="Standard">10 rows in set (0.000 sec)</text:p>
      <text:p text:style-name="Standard"/>
      <text:p text:style-name="Standard">MariaDB [kajal_test]&gt; select concat(emp_name," <text:s/>",emp_email) as details from employee;</text:p>
      <text:p text:style-name="Standard">+----------------------------------+</text:p>
      <text:p text:style-name="Standard">| details <text:s text:c="25"/>|</text:p>
      <text:p text:style-name="Standard">+----------------------------------+</text:p>
      <text:p text:style-name="Standard">| kajal <text:s/>kajajl@gmail.com <text:s text:c="9"/>|</text:p>
      <text:p text:style-name="Standard">| Anjani <text:s/>Anjani@gmail.com <text:s text:c="8"/>|</text:p>
      <text:p text:style-name="Standard">| Shriya <text:s/>shriya@gmail.com <text:s text:c="8"/>|</text:p>
      <text:p text:style-name="Standard">| Riya <text:s/>Riya@gmail.com <text:s text:c="12"/>|</text:p>
      <text:p text:style-name="Standard">| Avni <text:s/>Avni@gmail.com <text:s text:c="12"/>|</text:p>
      <text:p text:style-name="Standard">| Shreyanshi <text:s/>Shreyanshi@gmail.com |</text:p>
      <text:p text:style-name="Standard">| Devarsh <text:s/>Devarsh@gmail.com <text:s text:c="6"/>|</text:p>
      <text:p text:style-name="Standard">| manish <text:s/>manish@gmail.com <text:s text:c="8"/>|</text:p>
      <text:p text:style-name="Standard">| Ranjeet <text:s/>ranjeet@gmail.com <text:s text:c="6"/>|</text:p>
      <text:p text:style-name="Standard">| Jaydeep <text:s/>jaydeep@gmail.com <text:s text:c="6"/>|</text:p>
      <text:p text:style-name="Standard">+----------------------------------+</text:p>
      <text:p text:style-name="Standard">10 rows in set (0.001 sec)</text:p>
      <text:p text:style-name="Standard"/>
      <text:p text:style-name="Standard">MariaDB [kajal_test]&gt; select concat_ws(" ",emp_name,emp_email) as details from employee;</text:p>
      <text:p text:style-name="Standard"><text:soft-page-break/>+---------------------------------+</text:p>
      <text:p text:style-name="Standard">| details <text:s text:c="24"/>|</text:p>
      <text:p text:style-name="Standard">+---------------------------------+</text:p>
      <text:p text:style-name="Standard">| kajal kajajl@gmail.com <text:s text:c="9"/>|</text:p>
      <text:p text:style-name="Standard">| Anjani Anjani@gmail.com <text:s text:c="8"/>|</text:p>
      <text:p text:style-name="Standard">| Shriya shriya@gmail.com <text:s text:c="8"/>|</text:p>
      <text:p text:style-name="Standard">| Riya Riya@gmail.com <text:s text:c="12"/>|</text:p>
      <text:p text:style-name="Standard">| Avni Avni@gmail.com <text:s text:c="12"/>|</text:p>
      <text:p text:style-name="Standard">| Shreyanshi Shreyanshi@gmail.com |</text:p>
      <text:p text:style-name="Standard">| Devarsh Devarsh@gmail.com <text:s text:c="6"/>|</text:p>
      <text:p text:style-name="Standard">| manish manish@gmail.com <text:s text:c="8"/>|</text:p>
      <text:p text:style-name="Standard">| Ranjeet ranjeet@gmail.com <text:s text:c="6"/>|</text:p>
      <text:p text:style-name="Standard">| Jaydeep jaydeep@gmail.com <text:s text:c="6"/>|</text:p>
      <text:p text:style-name="Standard">+---------------------------------+</text:p>
      <text:p text:style-name="Standard">10 rows in set (0.000 sec)</text:p>
      <text:p text:style-name="Standard"/>
      <text:p text:style-name="Standard"/>
      <text:p text:style-name="Standard">MariaDB [kajal_test]&gt; select field("k","a","k");</text:p>
      <text:p text:style-name="Standard">+--------------------+</text:p>
      <text:p text:style-name="Standard">| field("k","a","k") |</text:p>
      <text:p text:style-name="Standard">+--------------------+</text:p>
      <text:p text:style-name="Standard">| <text:s text:c="17"/>2 |</text:p>
      <text:p text:style-name="Standard">+--------------------+</text:p>
      <text:p text:style-name="Standard">1 row in set (0.000 sec)</text:p>
      <text:p text:style-name="Standard"/>
      <text:p text:style-name="Standard">MariaDB [kajal_test]&gt; select find_in_set("k","a,k,l");</text:p>
      <text:p text:style-name="Standard">+--------------------------+</text:p>
      <text:p text:style-name="Standard">| find_in_set("k","a,k,l") |</text:p>
      <text:p text:style-name="Standard">+--------------------------+</text:p>
      <text:p text:style-name="Standard">| <text:s text:c="23"/>2 |</text:p>
      <text:p text:style-name="Standard">+--------------------------+</text:p>
      <text:p text:style-name="Standard">1 row in set (0.000 sec)</text:p>
      <text:p text:style-name="Standard"/>
      <text:p text:style-name="Standard"/>
      <text:p text:style-name="Standard">MariaDB [kajal_test]&gt; select format(200500.123,3);</text:p>
      <text:p text:style-name="Standard">+----------------------+</text:p>
      <text:p text:style-name="Standard">| format(200500.123,3) |</text:p>
      <text:p text:style-name="Standard">+----------------------+</text:p>
      <text:p text:style-name="Standard">| 200,500.123 <text:s text:c="9"/>|</text:p>
      <text:p text:style-name="Standard">+----------------------+</text:p>
      <text:p text:style-name="Standard">1 row in set (0.000 sec)</text:p>
      <text:p text:style-name="Standard"/>
      <text:p text:style-name="Standard">MariaDB [kajal_test]&gt; select format(200500.123,4);</text:p>
      <text:p text:style-name="Standard">+----------------------+</text:p>
      <text:p text:style-name="Standard">| format(200500.123,4) |</text:p>
      <text:p text:style-name="Standard">+----------------------+</text:p>
      <text:p text:style-name="Standard">| 200,500.1230 <text:s text:c="8"/>|</text:p>
      <text:p text:style-name="Standard">+----------------------+</text:p>
      <text:p text:style-name="Standard">1 row in set (0.000 sec)</text:p>
      <text:p text:style-name="Standard"/>
      <text:p text:style-name="Standard"/>
      <text:p text:style-name="Standard">MariaDB [kajal_test]&gt; select insert("helloworld",1,5,"php");</text:p>
      <text:p text:style-name="Standard"><text:soft-page-break/>+--------------------------------+</text:p>
      <text:p text:style-name="Standard">| insert("helloworld",1,5,"php") |</text:p>
      <text:p text:style-name="Standard">+--------------------------------+</text:p>
      <text:p text:style-name="Standard">| phpworld <text:s text:c="22"/>|</text:p>
      <text:p text:style-name="Standard">+--------------------------------+</text:p>
      <text:p text:style-name="Standard">1 row in set (0.000 sec)</text:p>
      <text:p text:style-name="Standard"/>
      <text:p text:style-name="Standard"/>
      <text:p text:style-name="Standard">MariaDB [kajal_test]&gt; select instr("helloworld","l")as matchpostion;</text:p>
      <text:p text:style-name="Standard">+--------------+</text:p>
      <text:p text:style-name="Standard">| matchpostion |</text:p>
      <text:p text:style-name="Standard">+--------------+</text:p>
      <text:p text:style-name="Standard">| <text:s text:c="11"/>3 |</text:p>
      <text:p text:style-name="Standard">+--------------+</text:p>
      <text:p text:style-name="Standard">1 row in set (0.000 sec)</text:p>
      <text:p text:style-name="Standard"/>
      <text:p text:style-name="Standard"/>
      <text:p text:style-name="Standard">MariaDB [kajal_test]&gt; select lcase(emp_name) as lowercase from employee;</text:p>
      <text:p text:style-name="Standard">+------------+</text:p>
      <text:p text:style-name="Standard">| lowercase <text:s/>|</text:p>
      <text:p text:style-name="Standard">+------------+</text:p>
      <text:p text:style-name="Standard">| kajal <text:s text:c="5"/>|</text:p>
      <text:p text:style-name="Standard">| anjani <text:s text:c="4"/>|</text:p>
      <text:p text:style-name="Standard">| shriya <text:s text:c="4"/>|</text:p>
      <text:p text:style-name="Standard">| riya <text:s text:c="6"/>|</text:p>
      <text:p text:style-name="Standard">| avni <text:s text:c="6"/>|</text:p>
      <text:p text:style-name="Standard">| shreyanshi |</text:p>
      <text:p text:style-name="Standard">| devarsh <text:s text:c="3"/>|</text:p>
      <text:p text:style-name="Standard">| manish <text:s text:c="4"/>|</text:p>
      <text:p text:style-name="Standard">| ranjeet <text:s text:c="3"/>|</text:p>
      <text:p text:style-name="Standard">| jaydeep <text:s text:c="3"/>|</text:p>
      <text:p text:style-name="Standard">+------------+</text:p>
      <text:p text:style-name="Standard">10 rows in set (0.001 sec)</text:p>
      <text:p text:style-name="Standard"/>
      <text:p text:style-name="Standard"/>
      <text:p text:style-name="Standard">MariaDB [kajal_test]&gt; select left(emp_name,3) as extractstring from employee;</text:p>
      <text:p text:style-name="Standard">+---------------+</text:p>
      <text:p text:style-name="Standard">| extractstring |</text:p>
      <text:p text:style-name="Standard">+---------------+</text:p>
      <text:p text:style-name="Standard">| kaj <text:s text:c="10"/>|</text:p>
      <text:p text:style-name="Standard">| Anj <text:s text:c="10"/>|</text:p>
      <text:p text:style-name="Standard">| Shr <text:s text:c="10"/>|</text:p>
      <text:p text:style-name="Standard">| Riy <text:s text:c="10"/>|</text:p>
      <text:p text:style-name="Standard">| Avn <text:s text:c="10"/>|</text:p>
      <text:p text:style-name="Standard">| Shr <text:s text:c="10"/>|</text:p>
      <text:p text:style-name="Standard">| Dev <text:s text:c="10"/>|</text:p>
      <text:p text:style-name="Standard">| man <text:s text:c="10"/>|</text:p>
      <text:p text:style-name="Standard">| Ran <text:s text:c="10"/>|</text:p>
      <text:p text:style-name="Standard">| Jay <text:s text:c="10"/>|</text:p>
      <text:p text:style-name="Standard">+---------------+</text:p>
      <text:p text:style-name="Standard">10 rows in set (0.001 sec)</text:p>
      <text:p text:style-name="Standard"/>
      <text:p text:style-name="P4"/>
      <text:p text:style-name="Standard">MariaDB [kajal_test]&gt; select length(emp_name) as length from employee;</text:p>
      <text:p text:style-name="Standard">+--------+</text:p>
      <text:p text:style-name="Standard">| length |</text:p>
      <text:p text:style-name="Standard">+--------+</text:p>
      <text:p text:style-name="Standard">| <text:s text:c="5"/>5 |</text:p>
      <text:p text:style-name="Standard">| <text:s text:c="5"/>6 |</text:p>
      <text:p text:style-name="Standard">| <text:s text:c="5"/>6 |</text:p>
      <text:p text:style-name="Standard">| <text:s text:c="5"/>4 |</text:p>
      <text:p text:style-name="Standard">| <text:s text:c="5"/>4 |</text:p>
      <text:p text:style-name="Standard">| <text:s text:c="4"/>10 |</text:p>
      <text:p text:style-name="Standard">| <text:s text:c="5"/>7 |</text:p>
      <text:p text:style-name="Standard">| <text:s text:c="5"/>6 |</text:p>
      <text:p text:style-name="Standard">| <text:s text:c="5"/>7 |</text:p>
      <text:p text:style-name="Standard">| <text:s text:c="5"/>7 |</text:p>
      <text:p text:style-name="Standard">+--------+</text:p>
      <text:p text:style-name="Standard">10 rows in set (0.000 sec)</text:p>
      <text:p text:style-name="Standard"/>
      <text:p text:style-name="Standard">MariaDB [kajal_test]&gt; select locate("k",emp_name) from <text:s/>employee;</text:p>
      <text:p text:style-name="Standard">+----------------------+</text:p>
      <text:p text:style-name="Standard">| locate("k",emp_name) |</text:p>
      <text:p text:style-name="Standard">+----------------------+</text:p>
      <text:p text:style-name="Standard">| <text:s text:c="19"/>1 |</text:p>
      <text:p text:style-name="Standard">| <text:s text:c="19"/>0 |</text:p>
      <text:p text:style-name="Standard">| <text:s text:c="19"/>0 |</text:p>
      <text:p text:style-name="Standard">| <text:s text:c="19"/>0 |</text:p>
      <text:p text:style-name="Standard">| <text:s text:c="19"/>0 |</text:p>
      <text:p text:style-name="Standard">| <text:s text:c="19"/>0 |</text:p>
      <text:p text:style-name="Standard">| <text:s text:c="19"/>0 |</text:p>
      <text:p text:style-name="Standard">| <text:s text:c="19"/>0 |</text:p>
      <text:p text:style-name="Standard">| <text:s text:c="19"/>0 |</text:p>
      <text:p text:style-name="Standard">| <text:s text:c="19"/>0 |</text:p>
      <text:p text:style-name="Standard">+----------------------+</text:p>
      <text:p text:style-name="Standard">10 rows in set (0.001 sec)</text:p>
      <text:p text:style-name="Standard"/>
      <text:p text:style-name="Standard"/>
      <text:p text:style-name="Standard">MariaDB [kajal_test]&gt; select lpad(emp_name,10,"abc") from <text:s/>employee;</text:p>
      <text:p text:style-name="Standard">+-------------------------+</text:p>
      <text:p text:style-name="Standard">| lpad(emp_name,10,"abc") |</text:p>
      <text:p text:style-name="Standard">+-------------------------+</text:p>
      <text:p text:style-name="Standard">| abcabkajal <text:s text:c="13"/>|</text:p>
      <text:p text:style-name="Standard">| abcaAnjani <text:s text:c="13"/>|</text:p>
      <text:p text:style-name="Standard">| abcaShriya <text:s text:c="13"/>|</text:p>
      <text:p text:style-name="Standard">| abcabcRiya <text:s text:c="13"/>|</text:p>
      <text:p text:style-name="Standard">| abcabcAvni <text:s text:c="13"/>|</text:p>
      <text:p text:style-name="Standard">| Shreyanshi <text:s text:c="13"/>|</text:p>
      <text:p text:style-name="Standard">| abcDevarsh <text:s text:c="13"/>|</text:p>
      <text:p text:style-name="Standard">| abcamanish <text:s text:c="13"/>|</text:p>
      <text:p text:style-name="Standard">| abcRanjeet <text:s text:c="13"/>|</text:p>
      <text:p text:style-name="Standard">| abcJaydeep <text:s text:c="13"/>|</text:p>
      <text:p text:style-name="Standard">+-------------------------+</text:p>
      <text:p text:style-name="Standard">10 rows in set (0.001 sec)</text:p>
      <text:p text:style-name="Standard"><text:soft-page-break/></text:p>
      <text:p text:style-name="Standard">MariaDB [kajal_test]&gt; select ltrim(" <text:s/>abc") from employee;</text:p>
      <text:p text:style-name="Standard">+----------------+</text:p>
      <text:p text:style-name="Standard">| ltrim(" <text:s/>abc") |</text:p>
      <text:p text:style-name="Standard">+----------------+</text:p>
      <text:p text:style-name="Standard">| abc <text:s text:c="11"/>|</text:p>
      <text:p text:style-name="Standard">| abc <text:s text:c="11"/>|</text:p>
      <text:p text:style-name="Standard">| abc <text:s text:c="11"/>|</text:p>
      <text:p text:style-name="Standard">| abc <text:s text:c="11"/>|</text:p>
      <text:p text:style-name="Standard">| abc <text:s text:c="11"/>|</text:p>
      <text:p text:style-name="Standard">| abc <text:s text:c="11"/>|</text:p>
      <text:p text:style-name="Standard">| abc <text:s text:c="11"/>|</text:p>
      <text:p text:style-name="Standard">| abc <text:s text:c="11"/>|</text:p>
      <text:p text:style-name="Standard">| abc <text:s text:c="11"/>|</text:p>
      <text:p text:style-name="Standard">| abc <text:s text:c="11"/>|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>MariaDB [kajal_test]&gt; select mid(emp_name,2,4) from employee;</text:p>
      <text:p text:style-name="Standard">+-------------------+</text:p>
      <text:p text:style-name="Standard">| mid(emp_name,2,4) |</text:p>
      <text:p text:style-name="Standard">+-------------------+</text:p>
      <text:p text:style-name="Standard">| ajal <text:s text:c="13"/>|</text:p>
      <text:p text:style-name="Standard">| njan <text:s text:c="13"/>|</text:p>
      <text:p text:style-name="Standard">| hriy <text:s text:c="13"/>|</text:p>
      <text:p text:style-name="Standard">| iya <text:s text:c="14"/>|</text:p>
      <text:p text:style-name="Standard">| vni <text:s text:c="14"/>|</text:p>
      <text:p text:style-name="Standard">| hrey <text:s text:c="13"/>|</text:p>
      <text:p text:style-name="Standard">| evar <text:s text:c="13"/>|</text:p>
      <text:p text:style-name="Standard">| anis <text:s text:c="13"/>|</text:p>
      <text:p text:style-name="Standard">| anje <text:s text:c="13"/>|</text:p>
      <text:p text:style-name="Standard">| ayde <text:s text:c="13"/>|</text:p>
      <text:p text:style-name="Standard">+-------------------+</text:p>
      <text:p text:style-name="Standard">10 rows in set (0.001 sec)</text:p>
      <text:p text:style-name="Standard"/>
      <text:p text:style-name="Standard">MariaDB [kajal_test]&gt; select position("wor" in "helloword");</text:p>
      <text:p text:style-name="Standard">+--------------------------------+</text:p>
      <text:p text:style-name="Standard">| position("wor" in "helloword") |</text:p>
      <text:p text:style-name="Standard">+--------------------------------+</text:p>
      <text:p text:style-name="Standard">| <text:s text:c="29"/>6 |</text:p>
      <text:p text:style-name="Standard">+--------------------------------+</text:p>
      <text:p text:style-name="Standard">1 row in set (0.000 sec)</text:p>
      <text:p text:style-name="Standard"/>
      <text:p text:style-name="Standard">MariaDB [kajal_test]&gt; select repeat("hello world",2);</text:p>
      <text:p text:style-name="Standard">+-------------------------+</text:p>
      <text:p text:style-name="Standard">| repeat("hello world",2) |</text:p>
      <text:p text:style-name="Standard">+-------------------------+</text:p>
      <text:p text:style-name="Standard">| hello worldhello world <text:s/>|</text:p>
      <text:p text:style-name="Standard">+-------------------------+</text:p>
      <text:p text:style-name="Standard">1 row in set (0.000 sec)</text:p>
      <text:p text:style-name="Standard"/>
      <text:p text:style-name="Standard">MariaDB [kajal_test]&gt; select replace("abc ayz","x","m");</text:p>
      <text:p text:style-name="Standard"><text:soft-page-break/>+----------------------------+</text:p>
      <text:p text:style-name="Standard">| replace("abc ayz","x","m") |</text:p>
      <text:p text:style-name="Standard">+----------------------------+</text:p>
      <text:p text:style-name="Standard">| abc ayz <text:s text:c="19"/>|</text:p>
      <text:p text:style-name="Standard">+----------------------------+</text:p>
      <text:p text:style-name="Standard">1 row in set (0.000 sec)</text:p>
      <text:p text:style-name="Standard"/>
      <text:p text:style-name="Standard"/>
      <text:p text:style-name="Standard">MariaDB [kajal_test]&gt; select replace("abc","b","z");</text:p>
      <text:p text:style-name="Standard">+------------------------+</text:p>
      <text:p text:style-name="Standard">| replace("abc","b","z") |</text:p>
      <text:p text:style-name="Standard">+------------------------+</text:p>
      <text:p text:style-name="Standard">| azc <text:s text:c="19"/>|</text:p>
      <text:p text:style-name="Standard">+------------------------+</text:p>
      <text:p text:style-name="Standard">1 row in set (0.000 sec)</text:p>
      <text:p text:style-name="Standard"/>
      <text:p text:style-name="Standard">MariaDB [kajal_test]&gt; select reverse(emp_name) from employee;</text:p>
      <text:p text:style-name="Standard">+-------------------+</text:p>
      <text:p text:style-name="Standard">| reverse(emp_name) |</text:p>
      <text:p text:style-name="Standard">+-------------------+</text:p>
      <text:p text:style-name="Standard">| lajak <text:s text:c="12"/>|</text:p>
      <text:p text:style-name="Standard">| inajnA <text:s text:c="11"/>|</text:p>
      <text:p text:style-name="Standard">| ayirhS <text:s text:c="11"/>|</text:p>
      <text:p text:style-name="Standard">| ayiR <text:s text:c="13"/>|</text:p>
      <text:p text:style-name="Standard">| invA <text:s text:c="13"/>|</text:p>
      <text:p text:style-name="Standard">| ihsnayerhS <text:s text:c="7"/>|</text:p>
      <text:p text:style-name="Standard">| hsraveD <text:s text:c="10"/>|</text:p>
      <text:p text:style-name="Standard">| hsinam <text:s text:c="11"/>|</text:p>
      <text:p text:style-name="Standard">| teejnaR <text:s text:c="10"/>|</text:p>
      <text:p text:style-name="Standard">| peedyaJ <text:s text:c="10"/>|</text:p>
      <text:p text:style-name="Standard">+-------------------+</text:p>
      <text:p text:style-name="Standard">10 rows in set (0.001 sec)</text:p>
      <text:p text:style-name="Standard"/>
      <text:p text:style-name="Standard">MariaDB [kajal_test]&gt; select right(emp_name,3) from employee;</text:p>
      <text:p text:style-name="Standard">+-------------------+</text:p>
      <text:p text:style-name="Standard">| right(emp_name,3) |</text:p>
      <text:p text:style-name="Standard">+-------------------+</text:p>
      <text:p text:style-name="Standard">| jal <text:s text:c="14"/>|</text:p>
      <text:p text:style-name="Standard">| ani <text:s text:c="14"/>|</text:p>
      <text:p text:style-name="Standard">| iya <text:s text:c="14"/>|</text:p>
      <text:p text:style-name="Standard">| iya <text:s text:c="14"/>|</text:p>
      <text:p text:style-name="Standard">| vni <text:s text:c="14"/>|</text:p>
      <text:p text:style-name="Standard">| shi <text:s text:c="14"/>|</text:p>
      <text:p text:style-name="Standard">| rsh <text:s text:c="14"/>|</text:p>
      <text:p text:style-name="Standard">| ish <text:s text:c="14"/>|</text:p>
      <text:p text:style-name="Standard">| eet <text:s text:c="14"/>|</text:p>
      <text:p text:style-name="Standard">| eep <text:s text:c="14"/>|</text:p>
      <text:p text:style-name="Standard">+-------------------+</text:p>
      <text:p text:style-name="Standard">10 rows in set (0.001 sec)</text:p>
      <text:p text:style-name="Standard"/>
      <text:p text:style-name="Standard">MariaDB [kajal_test]&gt; select rpad(emp_name,15,"abc") from employee;</text:p>
      <text:p text:style-name="Standard">+-------------------------+</text:p>
      <text:p text:style-name="Standard"><text:soft-page-break/>| rpad(emp_name,15,"abc") |</text:p>
      <text:p text:style-name="Standard">+-------------------------+</text:p>
      <text:p text:style-name="Standard">| kajalabcabcabca <text:s text:c="8"/>|</text:p>
      <text:p text:style-name="Standard">| Anjaniabcabcabc <text:s text:c="8"/>|</text:p>
      <text:p text:style-name="Standard">| Shriyaabcabcabc <text:s text:c="8"/>|</text:p>
      <text:p text:style-name="Standard">| Riyaabcabcabcab <text:s text:c="8"/>|</text:p>
      <text:p text:style-name="Standard">| Avniabcabcabcab <text:s text:c="8"/>|</text:p>
      <text:p text:style-name="Standard">| Shreyanshiabcab <text:s text:c="8"/>|</text:p>
      <text:p text:style-name="Standard">| Devarshabcabcab <text:s text:c="8"/>|</text:p>
      <text:p text:style-name="Standard">| manishabcabcabc <text:s text:c="8"/>|</text:p>
      <text:p text:style-name="Standard">| Ranjeetabcabcab <text:s text:c="8"/>|</text:p>
      <text:p text:style-name="Standard">| Jaydeepabcabcab <text:s text:c="8"/>|</text:p>
      <text:p text:style-name="Standard">+-------------------------+</text:p>
      <text:p text:style-name="Standard">10 rows in set (0.001 sec)</text:p>
      <text:p text:style-name="Standard"/>
      <text:p text:style-name="Standard">MariaDB [kajal_test]&gt; select rtrim("sql string");</text:p>
      <text:p text:style-name="Standard">+---------------------+</text:p>
      <text:p text:style-name="Standard">| rtrim("sql string") |</text:p>
      <text:p text:style-name="Standard">+---------------------+</text:p>
      <text:p text:style-name="Standard">| sql string <text:s text:c="9"/>|</text:p>
      <text:p text:style-name="Standard">+---------------------+</text:p>
      <text:p text:style-name="Standard">1 row in set (0.000 sec)</text:p>
      <text:p text:style-name="Standard"/>
      <text:p text:style-name="Standard">MariaDB [kajal_test]&gt; select space(50) from employee;</text:p>
      <text:p text:style-name="Standard">+----------------------------------------------------+</text:p>
      <text:p text:style-name="Standard">| space(50) <text:s text:c="41"/>|</text:p>
      <text:p text:style-name="Standard">+----------------------------------------------------+</text:p>
      <text:p text:style-name="Standard">| <text:s text:c="51"/>|</text:p>
      <text:p text:style-name="Standard">| <text:s text:c="51"/>|</text:p>
      <text:p text:style-name="Standard">| <text:s text:c="51"/>|</text:p>
      <text:p text:style-name="Standard">| <text:s text:c="51"/>|</text:p>
      <text:p text:style-name="Standard">| <text:s text:c="51"/>|</text:p>
      <text:p text:style-name="Standard">| <text:s text:c="51"/>|</text:p>
      <text:p text:style-name="Standard">| <text:s text:c="51"/>|</text:p>
      <text:p text:style-name="Standard">| <text:s text:c="51"/>|</text:p>
      <text:p text:style-name="Standard">| <text:s text:c="51"/>|</text:p>
      <text:p text:style-name="Standard">| <text:s text:c="51"/>|</text:p>
      <text:p text:style-name="Standard">+----------------------------------------------------+</text:p>
      <text:p text:style-name="Standard">10 rows in set (0.000 sec)</text:p>
      <text:p text:style-name="Standard"/>
      <text:p text:style-name="Standard"/>
      <text:p text:style-name="Standard">MariaDB [kajal_test]&gt; select strcmp("sql","html");</text:p>
      <text:p text:style-name="Standard">+----------------------+</text:p>
      <text:p text:style-name="Standard">| strcmp("sql","html") |</text:p>
      <text:p text:style-name="Standard">+----------------------+</text:p>
      <text:p text:style-name="Standard">| <text:s text:c="19"/>1 |</text:p>
      <text:p text:style-name="Standard">+----------------------+</text:p>
      <text:p text:style-name="Standard">1 row in set (0.000 sec)</text:p>
      <text:p text:style-name="Standard"/>
      <text:p text:style-name="Standard">MariaDB [kajal_test]&gt; select substr("sql html",2,4);</text:p>
      <text:p text:style-name="Standard">+------------------------+</text:p>
      <text:p text:style-name="Standard">| substr("sql html",2,4) |</text:p>
      <text:p text:style-name="Standard"><text:soft-page-break/>+------------------------+</text:p>
      <text:p text:style-name="Standard">| ql h <text:s text:c="18"/>|</text:p>
      <text:p text:style-name="Standard">+------------------------+</text:p>
      <text:p text:style-name="Standard">1 row in set (0.000 sec)</text:p>
      <text:p text:style-name="Standard"/>
      <text:p text:style-name="Standard">MariaDB [kajal_test]&gt; select substr("sql html",2,4);</text:p>
      <text:p text:style-name="Standard">+------------------------+</text:p>
      <text:p text:style-name="Standard">| substr("sql html",2,4) |</text:p>
      <text:p text:style-name="Standard">+------------------------+</text:p>
      <text:p text:style-name="Standard">| ql h <text:s text:c="18"/>|</text:p>
      <text:p text:style-name="Standard">+------------------------+</text:p>
      <text:p text:style-name="Standard">1 row in set (0.000 sec)</text:p>
      <text:p text:style-name="Standard"/>
      <text:p text:style-name="Standard">MariaDB [kajal_test]&gt; select substring_index("sql.html",".",2);</text:p>
      <text:p text:style-name="Standard">+-----------------------------------+</text:p>
      <text:p text:style-name="Standard">| substring_index("sql.html",".",2) |</text:p>
      <text:p text:style-name="Standard">+-----------------------------------+</text:p>
      <text:p text:style-name="Standard">| sql.html <text:s text:c="25"/>|</text:p>
      <text:p text:style-name="Standard">+-----------------------------------+</text:p>
      <text:p text:style-name="Standard">1 row in set (0.000 sec)</text:p>
      <text:p text:style-name="Standard"/>
      <text:p text:style-name="Standard">MariaDB [kajal_test]&gt; </text:p>
      <text:p text:style-name="Standard"/>
      <text:p text:style-name="Standard">MariaDB [kajal_test]&gt; select ucase(emp_name) from employee;</text:p>
      <text:p text:style-name="Standard">+-----------------+</text:p>
      <text:p text:style-name="Standard">| ucase(emp_name) |</text:p>
      <text:p text:style-name="Standard">+-----------------+</text:p>
      <text:p text:style-name="Standard">| KAJAL <text:s text:c="10"/>|</text:p>
      <text:p text:style-name="Standard">| ANJANI <text:s text:c="9"/>|</text:p>
      <text:p text:style-name="Standard">| SHRIYA <text:s text:c="9"/>|</text:p>
      <text:p text:style-name="Standard">| RIYA <text:s text:c="11"/>|</text:p>
      <text:p text:style-name="Standard">| AVNI <text:s text:c="11"/>|</text:p>
      <text:p text:style-name="Standard">| SHREYANSHI <text:s text:c="5"/>|</text:p>
      <text:p text:style-name="Standard">| DEVARSH <text:s text:c="8"/>|</text:p>
      <text:p text:style-name="Standard">| MANISH <text:s text:c="9"/>|</text:p>
      <text:p text:style-name="Standard">| RANJEET <text:s text:c="8"/>|</text:p>
      <text:p text:style-name="Standard">| JAYDEEP <text:s text:c="8"/>|</text:p>
      <text:p text:style-name="Standard">+-----------------+</text:p>
      <text:p text:style-name="Standard">10 rows in set (0.001 sec)</text:p>
      <text:p text:style-name="Standard"/>
      <text:p text:style-name="Standard">MariaDB [kajal_test]&gt; select upper(emp_email) from employee;</text:p>
      <text:p text:style-name="Standard">+----------------------+</text:p>
      <text:p text:style-name="Standard">| upper(emp_email) <text:s text:c="4"/>|</text:p>
      <text:p text:style-name="Standard">+----------------------+</text:p>
      <text:p text:style-name="Standard">| KAJAJL@GMAIL.COM <text:s text:c="4"/>|</text:p>
      <text:p text:style-name="Standard">| ANJANI@GMAIL.COM <text:s text:c="4"/>|</text:p>
      <text:p text:style-name="Standard">| SHRIYA@GMAIL.COM <text:s text:c="4"/>|</text:p>
      <text:p text:style-name="Standard">| RIYA@GMAIL.COM <text:s text:c="6"/>|</text:p>
      <text:p text:style-name="Standard">| AVNI@GMAIL.COM <text:s text:c="6"/>|</text:p>
      <text:p text:style-name="Standard">| SHREYANSHI@GMAIL.COM |</text:p>
      <text:p text:style-name="Standard">| DEVARSH@GMAIL.COM <text:s text:c="3"/>|</text:p>
      <text:p text:style-name="Standard">| MANISH@GMAIL.COM <text:s text:c="4"/>|</text:p>
      <text:p text:style-name="Standard"><text:soft-page-break/>| RANJEET@GMAIL.COM <text:s text:c="3"/>|</text:p>
      <text:p text:style-name="Standard">| JAYDEEP@GMAIL.COM <text:s text:c="3"/>|</text:p>
      <text:p text:style-name="Standard">+----------------------+</text:p>
      <text:p text:style-name="Standard">10 rows in set (0.000 sec)</text:p>
      <text:p text:style-name="P6"/>
      <text:p text:style-name="Standard"/>
      <text:p text:style-name="P1">DATE FUNCTION</text:p>
      <text:p text:style-name="P1"/>
      <text:p text:style-name="P1"/>
      <text:p text:style-name="P1"/>
      <text:p text:style-name="P1"/>
      <text:p text:style-name="P1">MariaDB [kajal_test]&gt; select adddate("2021-11-22 09:30:21", interval 10 minute); </text:p>
      <text:p text:style-name="P1">+----------------------------------------------------+</text:p>
      <text:p text:style-name="P1">| adddate("2021-11-22 09:30:21", interval 10 minute) |</text:p>
      <text:p text:style-name="P1">+----------------------------------------------------+</text:p>
      <text:p text:style-name="P1">| 2021-11-22 09:40:21 <text:s text:c="31"/>|</text:p>
      <text:p text:style-name="P1">+----------------------------------------------------+</text:p>
      <text:p text:style-name="P1">1 row in set (0.000 sec)</text:p>
      <text:p text:style-name="P1"/>
      <text:p text:style-name="P1">MariaDB [kajal_test]&gt; </text:p>
      <text:p text:style-name="P1"/>
      <text:p text:style-name="P1">MariaDB [kajal_test]&gt; select addtime("2021-11-22 09:30:21", 3);</text:p>
      <text:p text:style-name="P1">+-----------------------------------+</text:p>
      <text:p text:style-name="P1">| addtime("2021-11-22 09:30:21", 3) |</text:p>
      <text:p text:style-name="P1">+-----------------------------------+</text:p>
      <text:p text:style-name="P1">| 2021-11-22 09:30:24 <text:s text:c="14"/>|</text:p>
      <text:p text:style-name="P1">+-----------------------------------+</text:p>
      <text:p text:style-name="P1">1 row in set (0.000 sec)</text:p>
      <text:p text:style-name="P1"/>
      <text:p text:style-name="P1"/>
      <text:p text:style-name="P1"/>
      <text:p text:style-name="P1"/>
      <text:p text:style-name="P1">MariaDB [kajal_test]&gt; select curdate()+1;</text:p>
      <text:p text:style-name="P1">+-------------+</text:p>
      <text:p text:style-name="P1">| curdate()+1 |</text:p>
      <text:p text:style-name="P1">+-------------+</text:p>
      <text:p text:style-name="P1">| <text:s text:c="3"/>20211124 |</text:p>
      <text:p text:style-name="P1">+-------------+</text:p>
      <text:p text:style-name="P1">1 row in set (0.000 sec)</text:p>
      <text:p text:style-name="P1"/>
      <text:p text:style-name="P1">MariaDB [kajal_test]&gt; select current_timestamp();</text:p>
      <text:p text:style-name="P1">+---------------------+</text:p>
      <text:p text:style-name="P1">| current_timestamp() |</text:p>
      <text:p text:style-name="P1">+---------------------+</text:p>
      <text:p text:style-name="P1">| 2021-11-23 12:19:39 |</text:p>
      <text:p text:style-name="P1">+---------------------+</text:p>
      <text:p text:style-name="P1">1 row in set (0.000 sec)</text:p>
      <text:p text:style-name="P1"/>
      <text:p text:style-name="P1">MariaDB [kajal_test]&gt; select date("2021-05-05 09:30:20");</text:p>
      <text:p text:style-name="P1">+-----------------------------+</text:p>
      <text:p text:style-name="P1">| date("2021-05-05 09:30:20") |</text:p>
      <text:p text:style-name="P1">+-----------------------------+</text:p>
      <text:p text:style-name="P1"><text:soft-page-break/>| 2021-05-05 <text:s text:c="17"/>|</text:p>
      <text:p text:style-name="P1">+-----------------------------+</text:p>
      <text:p text:style-name="P1">1 row in set (0.000 sec)</text:p>
      <text:p text:style-name="P1"/>
      <text:p text:style-name="P1">MariaDB [kajal_test]&gt; select datediff("2021-05-15","2021-05-5");</text:p>
      <text:p text:style-name="P1">+------------------------------------+</text:p>
      <text:p text:style-name="P1">| datediff("2021-05-15","2021-05-5") |</text:p>
      <text:p text:style-name="P1">+------------------------------------+</text:p>
      <text:p text:style-name="P1">| <text:s text:c="32"/>10 |</text:p>
      <text:p text:style-name="P1">+------------------------------------+</text:p>
      <text:p text:style-name="P1">1 row in set (0.000 sec)</text:p>
      <text:p text:style-name="P2"/>
      <text:p text:style-name="P2">MariaDB [kajal_test]&gt; select date_add("2021-05-15",interval 5 day);</text:p>
      <text:p text:style-name="P2">+---------------------------------------+</text:p>
      <text:p text:style-name="P2">| date_add("2021-05-15",interval 5 day) |</text:p>
      <text:p text:style-name="P2">+---------------------------------------+</text:p>
      <text:p text:style-name="P2">| 2021-05-20 <text:s text:c="27"/>|</text:p>
      <text:p text:style-name="P2">+---------------------------------------+</text:p>
      <text:p text:style-name="P2">1 row in set (0.000 sec)</text:p>
      <text:p text:style-name="P2"/>
      <text:p text:style-name="P2"/>
      <text:p text:style-name="P2">MariaDB [kajal_test]&gt; select date_format("2021-05-15","%w %m %e %y");</text:p>
      <text:p text:style-name="P2">+-----------------------------------------+</text:p>
      <text:p text:style-name="P2">| date_format("2021-05-15","%w %m %e %y") |</text:p>
      <text:p text:style-name="P2">+-----------------------------------------+</text:p>
      <text:p text:style-name="P2">| 6 05 15 21 <text:s text:c="29"/>|</text:p>
      <text:p text:style-name="P2">+-----------------------------------------+</text:p>
      <text:p text:style-name="P2">1 row in set (0.000 sec)</text:p>
      <text:p text:style-name="P2"/>
      <text:p text:style-name="P2"/>
      <text:p text:style-name="P2">MariaDB [kajal_test]&gt; select date_sub("2021-05-15",interval 10 day);</text:p>
      <text:p text:style-name="P2">+----------------------------------------+</text:p>
      <text:p text:style-name="P2">| date_sub("2021-05-15",interval 10 day) |</text:p>
      <text:p text:style-name="P2">+----------------------------------------+</text:p>
      <text:p text:style-name="P2">| 2021-05-05 <text:s text:c="28"/>|</text:p>
      <text:p text:style-name="P2">+------------------------</text:p>
      <text:p text:style-name="P2"/>
      <text:p text:style-name="P2"/>
      <text:p text:style-name="P2">MariaDB [kajal_test]&gt; select day("2021-05-15 09:30:20");</text:p>
      <text:p text:style-name="P2">+----------------------------+</text:p>
      <text:p text:style-name="P2">| day("2021-05-15 09:30:20") |</text:p>
      <text:p text:style-name="P2">+----------------------------+</text:p>
      <text:p text:style-name="P2">| <text:s text:c="24"/>15 |</text:p>
      <text:p text:style-name="P2">+----------------------------+</text:p>
      <text:p text:style-name="P2">1 row in set (0.000 sec)</text:p>
      <text:p text:style-name="P2"/>
      <text:p text:style-name="P2">MariaDB [kajal_test]&gt; select dayname("2021-05-15");</text:p>
      <text:p text:style-name="P2">+-----------------------+</text:p>
      <text:p text:style-name="P2">| dayname("2021-05-15") |</text:p>
      <text:p text:style-name="P2">+-----------------------+</text:p>
      <text:p text:style-name="P2">| Saturday <text:s text:c="13"/>|</text:p>
      <text:p text:style-name="P2">+-----------------------+</text:p>
      <text:p text:style-name="P2"><text:soft-page-break/>1 row in set (0.000 sec)</text:p>
      <text:p text:style-name="P2"/>
      <text:p text:style-name="P2">MariaDB [kajal_test]&gt; select dayname("2021-05-15");</text:p>
      <text:p text:style-name="P2">+-----------------------+</text:p>
      <text:p text:style-name="P2">| dayname("2021-05-15") |</text:p>
      <text:p text:style-name="P2">+-----------------------+</text:p>
      <text:p text:style-name="P2">| Saturday <text:s text:c="13"/>|</text:p>
      <text:p text:style-name="P2">+-----------------------+</text:p>
      <text:p text:style-name="P2">1 row in set (0.000 sec)</text:p>
      <text:p text:style-name="P2"/>
      <text:p text:style-name="P2">MariaDB [kajal_test]&gt; select dayofmonth("2021-05-15");</text:p>
      <text:p text:style-name="P2">+--------------------------+</text:p>
      <text:p text:style-name="P2">| dayofmonth("2021-05-15") |</text:p>
      <text:p text:style-name="P2">+--------------------------+</text:p>
      <text:p text:style-name="P2">| <text:s text:c="22"/>15 |</text:p>
      <text:p text:style-name="P2">+--------------------------+</text:p>
      <text:p text:style-name="P2">1 row in set (0.000 sec)</text:p>
      <text:p text:style-name="P2"/>
      <text:p text:style-name="P2">MariaDB [kajal_test]&gt; select dayofweek("2021-05-15");</text:p>
      <text:p text:style-name="P2">+-------------------------+</text:p>
      <text:p text:style-name="P2">| dayofweek("2021-05-15") |</text:p>
      <text:p text:style-name="P2">+-------------------------+</text:p>
      <text:p text:style-name="P2">| <text:s text:c="22"/>7 |</text:p>
      <text:p text:style-name="P2">+-------------------------+</text:p>
      <text:p text:style-name="P2">1 row in set (0.000 sec)</text:p>
      <text:p text:style-name="P2"/>
      <text:p text:style-name="P2">MariaDB [kajal_test]&gt; select dayofyear("2021-05-15");</text:p>
      <text:p text:style-name="P2">+-------------------------+</text:p>
      <text:p text:style-name="P2">| dayofyear("2021-05-15") |</text:p>
      <text:p text:style-name="P2">+-------------------------+</text:p>
      <text:p text:style-name="P2">| <text:s text:c="20"/>135 |</text:p>
      <text:p text:style-name="P2">+-------------------------+</text:p>
      <text:p text:style-name="P2">1 row in set (0.000 sec)</text:p>
      <text:p text:style-name="P2"/>
      <text:p text:style-name="P2">MariaDB [kajal_test]&gt; select extract(month from "2021-05-15");</text:p>
      <text:p text:style-name="P2">+----------------------------------+</text:p>
      <text:p text:style-name="P2">| extract(month from "2021-05-15") |</text:p>
      <text:p text:style-name="P2">+----------------------------------+</text:p>
      <text:p text:style-name="P2">| <text:s text:c="31"/>5 |</text:p>
      <text:p text:style-name="P2">+----------------------------------+</text:p>
      <text:p text:style-name="P2">1 row in set (0.000 sec)</text:p>
      <text:p text:style-name="P2"/>
      <text:p text:style-name="P2">MariaDB [kajal_test]&gt; select from_days(78953);</text:p>
      <text:p text:style-name="P2">+------------------+</text:p>
      <text:p text:style-name="P2">| from_days(78953) |</text:p>
      <text:p text:style-name="P2">+------------------+</text:p>
      <text:p text:style-name="P2">| 0216-03-02 <text:s text:c="6"/>|</text:p>
      <text:p text:style-name="P2">+------------------+</text:p>
      <text:p text:style-name="P2">1 row in set (0.000 sec)</text:p>
      <text:p text:style-name="P3"/>
      <text:p text:style-name="P3">MariaDB [kajal_test]&gt; select hour("2021-05-15 09:30:20");</text:p>
      <text:p text:style-name="P3">+-----------------------------+</text:p>
      <text:p text:style-name="P3"><text:soft-page-break/>| hour("2021-05-15 09:30:20") |</text:p>
      <text:p text:style-name="P3">+-----------------------------+</text:p>
      <text:p text:style-name="P3">| <text:s text:c="26"/>9 |</text:p>
      <text:p text:style-name="P3">+-----------------------------+</text:p>
      <text:p text:style-name="P3">1 row in set (0.000 sec)</text:p>
      <text:p text:style-name="P3"/>
      <text:p text:style-name="P3">MariaDB [kajal_test]&gt; select localtime();</text:p>
      <text:p text:style-name="P3">+---------------------+</text:p>
      <text:p text:style-name="P3">| localtime() <text:s text:c="8"/>|</text:p>
      <text:p text:style-name="P3">+---------------------+</text:p>
      <text:p text:style-name="P3">| 2021-11-23 12:31:00 |</text:p>
      <text:p text:style-name="P3">+---------------------+</text:p>
      <text:p text:style-name="P3">1 row in set (0.000 sec)</text:p>
      <text:p text:style-name="P3"/>
      <text:p text:style-name="P3"/>
      <text:p text:style-name="P3">MariaDB [kajal_test]&gt; select localtimestamp();</text:p>
      <text:p text:style-name="P3">+---------------------+</text:p>
      <text:p text:style-name="P3">| localtimestamp() <text:s text:c="3"/>|</text:p>
      <text:p text:style-name="P3">+---------------------+</text:p>
      <text:p text:style-name="P3">| 2021-11-23 12:31:33 |</text:p>
      <text:p text:style-name="P3">+---------------------+</text:p>
      <text:p text:style-name="P3">1 row in set (0.000 sec)</text:p>
      <text:p text:style-name="P3"/>
      <text:p text:style-name="P3">MariaDB [kajal_test]&gt; select makedate(2021,2);</text:p>
      <text:p text:style-name="P3">+------------------+</text:p>
      <text:p text:style-name="P3">| makedate(2021,2) |</text:p>
      <text:p text:style-name="P3">+------------------+</text:p>
      <text:p text:style-name="P3">| 2021-01-02 <text:s text:c="6"/>|</text:p>
      <text:p text:style-name="P3">+------------------+</text:p>
      <text:p text:style-name="P3">1 row in set (0.000 sec)</text:p>
      <text:p text:style-name="P3"/>
      <text:p text:style-name="P3"/>
      <text:p text:style-name="P3">MariaDB [kajal_test]&gt; select maketime(11,23,1);</text:p>
      <text:p text:style-name="P3">+-------------------+</text:p>
      <text:p text:style-name="P3">| maketime(11,23,1) |</text:p>
      <text:p text:style-name="P3">+-------------------+</text:p>
      <text:p text:style-name="P3">| 11:23:01 <text:s text:c="9"/>|</text:p>
      <text:p text:style-name="P3">+-------------------+</text:p>
      <text:p text:style-name="P3">1 row in set (0.000 sec)</text:p>
      <text:p text:style-name="P3"/>
      <text:p text:style-name="P3"/>
      <text:p text:style-name="P3">MariaDB [kajal_test]&gt; SELECT MICROSECOND("2017-06-20 09:34:00.000023");</text:p>
      <text:p text:style-name="P3">+-------------------------------------------+</text:p>
      <text:p text:style-name="P3">| MICROSECOND("2017-06-20 09:34:00.000023") |</text:p>
      <text:p text:style-name="P3">+-------------------------------------------+</text:p>
      <text:p text:style-name="P3">| <text:s text:c="39"/>23 |</text:p>
      <text:p text:style-name="P3">+-------------------------------------------+</text:p>
      <text:p text:style-name="P3">1 row in set (0.000 sec)</text:p>
      <text:p text:style-name="P3"/>
      <text:p text:style-name="P3"/>
      <text:p text:style-name="P3">MariaDB [kajal_test]&gt; select period_add(2017,4);</text:p>
      <text:p text:style-name="P3">+--------------------+</text:p>
      <text:p text:style-name="P3"><text:soft-page-break/>| period_add(2017,4) |</text:p>
      <text:p text:style-name="P3">+--------------------+</text:p>
      <text:p text:style-name="P3">| <text:s text:c="12"/>202109 |</text:p>
      <text:p text:style-name="P3">+--------------------+</text:p>
      <text:p text:style-name="P3">1 row in set (0.000 sec)</text:p>
      <text:p text:style-name="P3"/>
      <text:p text:style-name="P3">MariaDB [kajal_test]&gt; SELECT QUARTER("2017-06-15");</text:p>
      <text:p text:style-name="P3">+-----------------------+</text:p>
      <text:p text:style-name="P3">| QUARTER("2017-06-15") |</text:p>
      <text:p text:style-name="P3">+-----------------------+</text:p>
      <text:p text:style-name="P3">| <text:s text:c="20"/>2 |</text:p>
      <text:p text:style-name="P3">+-----------------------+</text:p>
      <text:p text:style-name="P3">1 row in set (0.000 sec)</text:p>
      <text:p text:style-name="P3"/>
      <text:p text:style-name="P3">MariaDB [kajal_test]&gt; select second("2017-06-20 09:34:00.000023");</text:p>
      <text:p text:style-name="P3">+--------------------------------------+</text:p>
      <text:p text:style-name="P3">| second("2017-06-20 09:34:00.000023") |</text:p>
      <text:p text:style-name="P3">+--------------------------------------+</text:p>
      <text:p text:style-name="P3">| <text:s text:c="35"/>0 |</text:p>
      <text:p text:style-name="P3">+--------------------------------------+</text:p>
      <text:p text:style-name="P3">1 row in set (0.000 sec)</text:p>
      <text:p text:style-name="P3"/>
      <text:p text:style-name="P3"/>
      <text:p text:style-name="P3">MariaDB [kajal_test]&gt; select sec_to_time(1);</text:p>
      <text:p text:style-name="P3">+----------------+</text:p>
      <text:p text:style-name="P3">| sec_to_time(1) |</text:p>
      <text:p text:style-name="P3">+----------------+</text:p>
      <text:p text:style-name="P3">| 00:00:01 <text:s text:c="6"/>|</text:p>
      <text:p text:style-name="P3">+----------------+</text:p>
      <text:p text:style-name="P3">1 row in set (0.000 sec)</text:p>
      <text:p text:style-name="P3"/>
      <text:p text:style-name="P3"/>
      <text:p text:style-name="P3">MariaDB [kajal_test]&gt; select str_to_date("August 10-2017","%M %d %Y");</text:p>
      <text:p text:style-name="P3">+------------------------------------------+</text:p>
      <text:p text:style-name="P3">| str_to_date("August 10-2017","%M %d %Y") |</text:p>
      <text:p text:style-name="P3">+------------------------------------------+</text:p>
      <text:p text:style-name="P3">| NULL <text:s text:c="36"/>|</text:p>
      <text:p text:style-name="P3">+------------------------------------------+</text:p>
      <text:p text:style-name="P3">1 row in set, 1 warning (0.000 sec)</text:p>
      <text:p text:style-name="P3"/>
      <text:p text:style-name="P3"/>
      <text:p text:style-name="P3">MariaDB [kajal_test]&gt; select subdate("2017-06-15",interval 10 day);</text:p>
      <text:p text:style-name="P3">+---------------------------------------+</text:p>
      <text:p text:style-name="P3">| subdate("2017-06-15",interval 10 day) |</text:p>
      <text:p text:style-name="P3">+---------------------------------------+</text:p>
      <text:p text:style-name="P3">| 2017-06-05 <text:s text:c="27"/>|</text:p>
      <text:p text:style-name="P3">+---------------------------------------+</text:p>
      <text:p text:style-name="P3">1 row in set (0.000 sec)</text:p>
      <text:p text:style-name="P3"/>
      <text:p text:style-name="P3"/>
      <text:p text:style-name="P3">MariaDB [kajal_test]&gt; select subtime("2017-06-15 10:24:21.00004","5.00001");</text:p>
      <text:p text:style-name="P3">+------------------------------------------------+</text:p>
      <text:p text:style-name="P3"><text:soft-page-break/>| subtime("2017-06-15 10:24:21.00004","5.00001") |</text:p>
      <text:p text:style-name="P3">+------------------------------------------------+</text:p>
      <text:p text:style-name="P3">| 2017-06-15 10:24:16.000030 <text:s text:c="20"/>|</text:p>
      <text:p text:style-name="P3">+------------------------------------------------+</text:p>
      <text:p text:style-name="P3">1 row in set (0.000 sec)</text:p>
      <text:p text:style-name="P3"/>
      <text:p text:style-name="P3">MariaDB [kajal_test]&gt; select time("19:30:10");</text:p>
      <text:p text:style-name="P3">+------------------+</text:p>
      <text:p text:style-name="P3">| time("19:30:10") |</text:p>
      <text:p text:style-name="P3">+------------------+</text:p>
      <text:p text:style-name="P3">| 19:30:10 <text:s text:c="8"/>|</text:p>
      <text:p text:style-name="P3">+------------------+</text:p>
      <text:p text:style-name="P3">1 row in set (0.000 sec)</text:p>
      <text:p text:style-name="P3"/>
      <text:p text:style-name="P3">MariaDB [kajal_test]&gt; select time_to_sec("19:30:10");</text:p>
      <text:p text:style-name="P3">+-------------------------+</text:p>
      <text:p text:style-name="P3">| time_to_sec("19:30:10") |</text:p>
      <text:p text:style-name="P3">+-------------------------+</text:p>
      <text:p text:style-name="P3">| <text:s text:c="18"/>70210 |</text:p>
      <text:p text:style-name="P3">+-------------------------+</text:p>
      <text:p text:style-name="P3">1 row in set (0.000 sec)</text:p>
      <text:p text:style-name="P3"/>
      <text:p text:style-name="P3">MariaDB [kajal_test]&gt; select to_days("2017-06-20");</text:p>
      <text:p text:style-name="P3">+-----------------------+</text:p>
      <text:p text:style-name="P3">| to_days("2017-06-20") |</text:p>
      <text:p text:style-name="P3">+-----------------------+</text:p>
      <text:p text:style-name="P3">| <text:s text:c="15"/>736865 |</text:p>
      <text:p text:style-name="P3">+-----------------------+</text:p>
      <text:p text:style-name="P3">1 row in set (0.000 sec)</text:p>
      <text:p text:style-name="P3"/>
      <text:p text:style-name="P3">MariaDB [kajal_test]&gt; select weekday("2017-06-20");</text:p>
      <text:p text:style-name="P3">+-----------------------+</text:p>
      <text:p text:style-name="P3">| weekday("2017-06-20") |</text:p>
      <text:p text:style-name="P3">+-----------------------+</text:p>
      <text:p text:style-name="P3">| <text:s text:c="20"/>1 |</text:p>
      <text:p text:style-name="P3">+-----------------------+</text:p>
      <text:p text:style-name="P3">1 row in set (0.000 sec)</text:p>
      <text:p text:style-name="P3"/>
      <text:p text:style-name="P3">MariaDB [kajal_test]&gt; select yearweek("2017-06-20");</text:p>
      <text:p text:style-name="P3">+------------------------+</text:p>
      <text:p text:style-name="P3">| yearweek("2017-06-20") |</text:p>
      <text:p text:style-name="P3">+------------------------+</text:p>
      <text:p text:style-name="P3">| <text:s text:c="16"/>201725 |</text:p>
      <text:p text:style-name="P3">+------------------------+</text:p>
      <text:p text:style-name="P3">1 row in set (0.000 sec)</text:p>
      <text:p text:style-name="P3"/>
      <text:p text:style-name="P5">MariaDB [kajal_test]&gt; select weekofyear("2017-06-20");</text:p>
      <text:p text:style-name="P3">+--------------------------+</text:p>
      <text:p text:style-name="P3">| weekofyear("2017-06-20") |</text:p>
      <text:p text:style-name="P3">+--------------------------+</text:p>
      <text:p text:style-name="P3">| <text:s text:c="22"/>25 |</text:p>
      <text:p text:style-name="P3">+--------------------------+</text:p>
      <text:p text:style-name="P3">1 row in set (0.0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26:58.525800080</meta:creation-date>
    <meta:generator>LibreOffice/6.0.7.3$Linux_X86_64 LibreOffice_project/00m0$Build-3</meta:generator>
    <dc:date>2021-11-23T15:11:51.617254138</dc:date>
    <meta:editing-duration>PT3H44M28S</meta:editing-duration>
    <meta:editing-cycles>57</meta:editing-cycles>
    <meta:document-statistic meta:table-count="1" meta:image-count="0" meta:object-count="0" meta:page-count="15" meta:paragraph-count="629" meta:word-count="2190" meta:character-count="19505" meta:non-whitespace-character-count="14941"/>
  </office:meta>
</office:document-meta>
</file>